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3650" officeooo:paragraph-rsid="00193650"/>
    </style:style>
    <style:style style:name="P2" style:family="paragraph" style:parent-style-name="Table_20_Contents">
      <style:text-properties officeooo:rsid="0019ef21" officeooo:paragraph-rsid="0019ef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">Référence</text:p>
          </table:table-cell>
          <table:table-cell table:style-name="Table1.A1" office:value-type="string">
            <text:p text:style-name="P1">Libellé</text:p>
          </table:table-cell>
          <table:table-cell table:style-name="Table1.A1" office:value-type="string">
            <text:p text:style-name="P1">Nature</text:p>
          </table:table-cell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Longueur</text:p>
          </table:table-cell>
          <table:table-cell table:style-name="Table1.A1" office:value-type="string">
            <text:p text:style-name="P1">D.D</text:p>
          </table:table-cell>
          <table:table-cell table:style-name="Table1.A1" office:value-type="string">
            <text:p text:style-name="P1">R.G</text:p>
          </table:table-cell>
          <table:table-cell table:style-name="Table1.H1" office:value-type="string">
            <text:p text:style-name="P1">Obs</text:p>
          </table:table-cell>
        </table:table-row>
        <table:table-row>
          <table:table-cell table:style-name="Table1.A2" office:value-type="string">
            <text:p text:style-name="P1">id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m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e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il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l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dr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dp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f.pr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m.pr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rix.prod.tt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ix.prod.h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te.pr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te.cm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b.tot.p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v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mg.pr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esc.pr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ype.vehi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arbu.vehi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uiss.che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uiss.fis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b.kil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nnee.vehi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nso.vehi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ype.mo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uleur.vehi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adi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ie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li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le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gu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p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jen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rd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utr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f.ve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m.ve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ix.ve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te.ve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esc.ve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mmat.ve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um.cm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ate.cm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d.dev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mm.cl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toile.cli.c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Qte.ven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ate.ven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d.ven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ix.tt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ix.h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ts.fide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</meta:initial-creator>
    <meta:creation-date>2015-01-16T14:05:54.996987014</meta:creation-date>
    <dc:date>2015-01-16T14:47:26.567394415</dc:date>
    <dc:creator>Theo </dc:creator>
    <meta:editing-duration>PT26M20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2" meta:paragraph-count="60" meta:word-count="60" meta:character-count="452" meta:non-whitespace-character-count="452"/>
  </office:meta>
</office:document-meta>
</file>